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12" table:style-name="ta1">
        <table:shapes>
          <draw:frame draw:z-index="0" draw:style-name="gr1" draw:text-style-name="P1" svg:width="159.99mm" svg:height="89.99mm" svg:x="126.01mm" svg:y="1mm">
            <loext:p draw:notify-on-update-of-ranges="test212.G1:test212.G1 test212.G2:test212.G11 test212.C1:test212.C1 test212.C2:test212.C11 test212.G1:test212.G1 test212.G2:test212.G11 test212.D1:test212.D1 test212.D2:test212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4:24</text:p>
          </table:table-cell>
          <table:table-cell office:value-type="float" office:value="0.029429" calcext:value-type="float">
            <text:p>0.029429</text:p>
          </table:table-cell>
          <table:table-cell office:value-type="float" office:value="0.014891" calcext:value-type="float">
            <text:p>0.014891</text:p>
          </table:table-cell>
          <table:table-cell office:value-type="float" office:value="0" calcext:value-type="float">
            <text:p>0</text:p>
          </table:table-cell>
          <table:table-cell office:value-type="float" office:value="275159" calcext:value-type="float">
            <text:p>2751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4:25</text:p>
          </table:table-cell>
          <table:table-cell office:value-type="float" office:value="0.02178" calcext:value-type="float">
            <text:p>0.02178</text:p>
          </table:table-cell>
          <table:table-cell office:value-type="float" office:value="0.004248" calcext:value-type="float">
            <text:p>0.004248</text:p>
          </table:table-cell>
          <table:table-cell office:value-type="float" office:value="0" calcext:value-type="float">
            <text:p>0</text:p>
          </table:table-cell>
          <table:table-cell office:value-type="float" office:value="112679" calcext:value-type="float">
            <text:p>11267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4:26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07174" calcext:value-type="float">
            <text:p>0.007174</text:p>
          </table:table-cell>
          <table:table-cell office:value-type="float" office:value="0" calcext:value-type="float">
            <text:p>0</text:p>
          </table:table-cell>
          <table:table-cell office:value-type="float" office:value="184707" calcext:value-type="float">
            <text:p>18470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4:27</text:p>
          </table:table-cell>
          <table:table-cell office:value-type="float" office:value="0.024399" calcext:value-type="float">
            <text:p>0.024399</text:p>
          </table:table-cell>
          <table:table-cell office:value-type="float" office:value="0.007491" calcext:value-type="float">
            <text:p>0.007491</text:p>
          </table:table-cell>
          <table:table-cell office:value-type="float" office:value="0" calcext:value-type="float">
            <text:p>0</text:p>
          </table:table-cell>
          <table:table-cell office:value-type="float" office:value="185896" calcext:value-type="float">
            <text:p>1858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4:28</text:p>
          </table:table-cell>
          <table:table-cell office:value-type="float" office:value="0.019633" calcext:value-type="float">
            <text:p>0.019633</text:p>
          </table:table-cell>
          <table:table-cell office:value-type="float" office:value="0.004687" calcext:value-type="float">
            <text:p>0.004687</text:p>
          </table:table-cell>
          <table:table-cell office:value-type="float" office:value="0" calcext:value-type="float">
            <text:p>0</text:p>
          </table:table-cell>
          <table:table-cell office:value-type="float" office:value="128918" calcext:value-type="float">
            <text:p>12891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4:29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06068" calcext:value-type="float">
            <text:p>0.006068</text:p>
          </table:table-cell>
          <table:table-cell office:value-type="float" office:value="0" calcext:value-type="float">
            <text:p>0</text:p>
          </table:table-cell>
          <table:table-cell office:value-type="float" office:value="161796" calcext:value-type="float">
            <text:p>1617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4:30</text:p>
          </table:table-cell>
          <table:table-cell office:value-type="float" office:value="0.01982" calcext:value-type="float">
            <text:p>0.01982</text:p>
          </table:table-cell>
          <table:table-cell office:value-type="float" office:value="0.005347" calcext:value-type="float">
            <text:p>0.005347</text:p>
          </table:table-cell>
          <table:table-cell office:value-type="float" office:value="0" calcext:value-type="float">
            <text:p>0</text:p>
          </table:table-cell>
          <table:table-cell office:value-type="float" office:value="147228" calcext:value-type="float">
            <text:p>14722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4:31</text:p>
          </table:table-cell>
          <table:table-cell office:value-type="float" office:value="0.020458" calcext:value-type="float">
            <text:p>0.020458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" calcext:value-type="float">
            <text:p>0</text:p>
          </table:table-cell>
          <table:table-cell office:value-type="float" office:value="120823" calcext:value-type="float">
            <text:p>12082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4:32</text:p>
          </table:table-cell>
          <table:table-cell office:value-type="float" office:value="0.026569" calcext:value-type="float">
            <text:p>0.026569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0" calcext:value-type="float">
            <text:p>0</text:p>
          </table:table-cell>
          <table:table-cell office:value-type="float" office:value="140195" calcext:value-type="float">
            <text:p>1401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04:33</text:p>
          </table:table-cell>
          <table:table-cell office:value-type="float" office:value="0.018251" calcext:value-type="float">
            <text:p>0.018251</text:p>
          </table:table-cell>
          <table:table-cell office:value-type="float" office:value="0.003137" calcext:value-type="float">
            <text:p>0.003137</text:p>
          </table:table-cell>
          <table:table-cell office:value-type="float" office:value="0" calcext:value-type="float">
            <text:p>0</text:p>
          </table:table-cell>
          <table:table-cell office:value-type="float" office:value="88830" calcext:value-type="float">
            <text:p>88830</text:p>
          </table:table-cell>
          <table:table-cell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0:08:05.156961141</dc:date>
    <meta:editing-duration>PT1M26S</meta:editing-duration>
    <meta:editing-cycles>1</meta:editing-cycles>
    <meta:document-statistic meta:table-count="1" meta:cell-count="77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5.006cm" svg:y="0.315cm" chart:style-name="ch2">
          <text:p>100 tps w migrations, test212</text:p>
        </chart:title>
        <chart:legend chart:legend-position="end" svg:x="14.001cm" svg:y="4.005cm" style:legend-expansion="high" chart:style-name="ch3"/>
        <chart:plot-area chart:style-name="ch4" table:cell-range-address="test212.G1:test212.G11 test212.C1:test212.D11" chart:data-source-has-labels="row" svg:x="0.32cm" svg:y="1.248cm" svg:width="13.361cm" svg:height="7.572cm">
          <chartooo:coordinate-region svg:x="1.232cm" svg:y="1.421cm" svg:width="12.169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212.C2:test212.C11" chart:label-cell-address="test212.C1:test212.C1" chart:class="chart:scatter">
            <chart:domain table:cell-range-address="test212.G2:test212.G11"/>
            <chart:data-point chart:repeated="10"/>
          </chart:series>
          <chart:series chart:style-name="ch8" chart:values-cell-range-address="test212.D2:test212.D11" chart:label-cell-address="test212.D1:test212.D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12.C1:test212.C1</svg:desc>
                </draw:g>
              </table:table-cell>
              <table:table-cell office:value-type="string">
                <text:p>xfertime</text:p>
                <draw:g>
                  <svg:desc>test212.D1:test21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test212.G2:test212.G11</svg:desc>
                </draw:g>
              </table:table-cell>
              <table:table-cell office:value-type="float" office:value="0.029429">
                <text:p>0.029429</text:p>
                <draw:g>
                  <svg:desc>test212.C2:test212.C11</svg:desc>
                </draw:g>
              </table:table-cell>
              <table:table-cell office:value-type="float" office:value="0.014891">
                <text:p>0.014891</text:p>
                <draw:g>
                  <svg:desc>test212.D2:test212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2178">
                <text:p>0.02178</text:p>
              </table:table-cell>
              <table:table-cell office:value-type="float" office:value="0.004248">
                <text:p>0.004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837">
                <text:p>0.0837</text:p>
              </table:table-cell>
              <table:table-cell office:value-type="float" office:value="0.007174">
                <text:p>0.007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0.024399">
                <text:p>0.024399</text:p>
              </table:table-cell>
              <table:table-cell office:value-type="float" office:value="0.007491">
                <text:p>0.007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">
                <text:p>98</text:p>
              </table:table-cell>
              <table:table-cell office:value-type="float" office:value="0.019633">
                <text:p>0.019633</text:p>
              </table:table-cell>
              <table:table-cell office:value-type="float" office:value="0.004687">
                <text:p>0.004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">
                <text:p>98</text:p>
              </table:table-cell>
              <table:table-cell office:value-type="float" office:value="0.019956">
                <text:p>0.019956</text:p>
              </table:table-cell>
              <table:table-cell office:value-type="float" office:value="0.006068">
                <text:p>0.006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0.01982">
                <text:p>0.01982</text:p>
              </table:table-cell>
              <table:table-cell office:value-type="float" office:value="0.005347">
                <text:p>0.005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">
                <text:p>98</text:p>
              </table:table-cell>
              <table:table-cell office:value-type="float" office:value="0.020458">
                <text:p>0.020458</text:p>
              </table:table-cell>
              <table:table-cell office:value-type="float" office:value="0.00447">
                <text:p>0.00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26569">
                <text:p>0.026569</text:p>
              </table:table-cell>
              <table:table-cell office:value-type="float" office:value="0.005054">
                <text:p>0.005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0.018251">
                <text:p>0.018251</text:p>
              </table:table-cell>
              <table:table-cell office:value-type="float" office:value="0.003137">
                <text:p>0.003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